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677" officeooo:paragraph-rsid="00089677" fo:background-color="#ff3333"/>
    </style:style>
    <style:style style:name="P2" style:family="paragraph" style:parent-style-name="Standard">
      <style:text-properties fo:color="#ff3333" officeooo:rsid="00089677" officeooo:paragraph-rsid="00089677" fo:background-color="#ffffff"/>
    </style:style>
    <style:style style:name="P3" style:family="paragraph" style:parent-style-name="Standard">
      <style:text-properties fo:color="#ff3333" officeooo:rsid="000a1de2" officeooo:paragraph-rsid="000a1de2" fo:background-color="#ffffff"/>
    </style:style>
    <style:style style:name="P4" style:family="paragraph" style:parent-style-name="Standard">
      <style:text-properties fo:color="#ff3333" fo:font-weight="normal" officeooo:rsid="000aa9b7" officeooo:paragraph-rsid="000aa9b7" fo:background-color="#ffffff" style:font-weight-asian="normal" style:font-weight-complex="normal"/>
    </style:style>
    <style:style style:name="P5" style:family="paragraph" style:parent-style-name="Standard">
      <style:text-properties fo:color="#ff3333" fo:font-weight="normal" officeooo:rsid="0011647a" officeooo:paragraph-rsid="0011647a" fo:background-color="#ffffff" style:font-weight-asian="normal" style:font-weight-complex="normal"/>
    </style:style>
    <style:style style:name="P6" style:family="paragraph" style:parent-style-name="Standard">
      <style:text-properties fo:color="#ff3333" fo:font-weight="normal" officeooo:rsid="00134379" officeooo:paragraph-rsid="00134379" fo:background-color="#ffffff" style:font-weight-asian="normal" style:font-weight-complex="normal"/>
    </style:style>
    <style:style style:name="P7" style:family="paragraph" style:parent-style-name="Standard">
      <style:text-properties fo:color="#ff3333" fo:font-weight="normal" officeooo:rsid="0013a127" officeooo:paragraph-rsid="0013a127" fo:background-color="#ffffff" style:font-weight-asian="normal" style:font-weight-complex="normal"/>
    </style:style>
    <style:style style:name="P8" style:family="paragraph" style:parent-style-name="Standard">
      <style:text-properties fo:font-weight="bold" officeooo:rsid="00089677" officeooo:paragraph-rsid="00089677" style:font-weight-asian="bold" style:font-weight-complex="bold"/>
    </style:style>
    <style:style style:name="P9" style:family="paragraph" style:parent-style-name="Standard">
      <style:text-properties fo:color="#000000" officeooo:rsid="00089677" officeooo:paragraph-rsid="00089677" fo:background-color="#ffffff"/>
    </style:style>
    <style:style style:name="P10" style:family="paragraph" style:parent-style-name="Standard">
      <style:text-properties fo:color="#000000" officeooo:rsid="000a1de2" officeooo:paragraph-rsid="00089677" fo:background-color="#ffffff"/>
    </style:style>
    <style:style style:name="P11" style:family="paragraph" style:parent-style-name="Standard">
      <style:text-properties fo:color="#000000" officeooo:rsid="000a1de2" officeooo:paragraph-rsid="000a1de2" fo:background-color="#ffffff"/>
    </style:style>
    <style:style style:name="P12" style:family="paragraph" style:parent-style-name="Standard">
      <style:text-properties fo:color="#000000" fo:font-weight="bold" officeooo:rsid="000aa9b7" officeooo:paragraph-rsid="000aa9b7" fo:background-color="#ffffff" style:font-weight-asian="bold" style:font-weight-complex="bold"/>
    </style:style>
    <style:style style:name="P13" style:family="paragraph" style:parent-style-name="Standard">
      <style:text-properties fo:color="#000000" fo:font-weight="bold" officeooo:rsid="0011647a" officeooo:paragraph-rsid="0011647a" fo:background-color="#ffffff" style:font-weight-asian="bold" style:font-weight-complex="bold"/>
    </style:style>
    <style:style style:name="P14" style:family="paragraph" style:parent-style-name="Standard">
      <style:text-properties fo:color="#000000" fo:font-weight="normal" officeooo:rsid="000c1a10" officeooo:paragraph-rsid="000aa9b7" fo:background-color="#ffffff" style:font-weight-asian="normal" style:font-weight-complex="normal"/>
    </style:style>
    <style:style style:name="P15" style:family="paragraph" style:parent-style-name="Standard">
      <style:text-properties fo:color="#000000" fo:font-weight="normal" officeooo:rsid="000dab73" officeooo:paragraph-rsid="000aa9b7" fo:background-color="#ffffff" style:font-weight-asian="normal" style:font-weight-complex="normal"/>
    </style:style>
    <style:style style:name="P16" style:family="paragraph" style:parent-style-name="Text_20_body">
      <style:text-properties fo:color="#ff3333"/>
    </style:style>
    <style:style style:name="P17" style:family="paragraph" style:parent-style-name="Text_20_body">
      <style:text-properties fo:color="#ff3333" fo:font-weight="normal" officeooo:rsid="000aa9b7" officeooo:paragraph-rsid="000aa9b7" fo:background-color="#ffffff" style:font-weight-asian="normal" style:font-weight-complex="normal"/>
    </style:style>
    <style:style style:name="P18" style:family="paragraph" style:parent-style-name="Text_20_body">
      <style:text-properties fo:color="#000000" officeooo:rsid="000dab73"/>
    </style:style>
    <style:style style:name="P19" style:family="paragraph" style:parent-style-name="Standard">
      <style:text-properties fo:color="#000000" fo:font-weight="normal" officeooo:rsid="00134379" officeooo:paragraph-rsid="00134379" fo:background-color="#ffffff" style:font-weight-asian="normal" style:font-weight-complex="normal"/>
    </style:style>
    <style:style style:name="T1" style:family="text">
      <style:text-properties fo:color="#000000"/>
    </style:style>
    <style:style style:name="T2" style:family="text">
      <style:text-properties fo:color="#000000" officeooo:rsid="000a1de2"/>
    </style:style>
    <style:style style:name="T3" style:family="text">
      <style:text-properties fo:color="#000000" officeooo:rsid="000c1a10"/>
    </style:style>
    <style:style style:name="T4" style:family="text">
      <style:text-properties fo:color="#000000" officeooo:rsid="000dab73"/>
    </style:style>
    <style:style style:name="T5" style:family="text">
      <style:text-properties fo:color="#ff3333"/>
    </style:style>
    <style:style style:name="T6" style:family="text">
      <style:text-properties officeooo:rsid="000c1a10"/>
    </style:style>
    <style:style style:name="T7" style:family="text">
      <style:text-properties officeooo:rsid="000dab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uperman and me.</text:p>
      <text:p text:style-name="P2">I was 3 years old, a Spokane</text:p>
      <text:p text:style-name="P2">Indian boy living with his family on the Spokane Indian Reservation in eastern</text:p>
      <text:p text:style-name="P2">Washington state. We were poor by most standards, but one of my parents usually</text:p>
      <text:p text:style-name="P2">managed to find some minimum-wage job or another, which made us middle-class by</text:p>
      <text:p text:style-name="P2">reservation standards. I had a brother and three sisters. We lived on a combination of</text:p>
      <text:p text:style-name="P2">irregular paychecks, hope, fear and government surplus food.<text:span text:style-name="T1">Humble background</text:span></text:p>
      <text:p text:style-name="P1"/>
      <text:p text:style-name="P2">My father loved books, and since I</text:p>
      <text:p text:style-name="P2">loved my father with an aching devotion, I decided to love books as well..<text:span text:style-name="T1">Role model,inspiration, intrest in books</text:span></text:p>
      <text:p text:style-name="P9"/>
      <text:p text:style-name="P2">This might be an interesting story all by itself. A little Indian boy teaches himself</text:p>
      <text:p text:style-name="P2">to read at an early age and advances quickly <text:span text:style-name="T1">initiative to learn…</text:span></text:p>
      <text:p text:style-name="P9"/>
      <text:p text:style-name="P2">He reads "Grapes of Wrath" in</text:p>
      <text:p text:style-name="P2">kindergarten when other children are struggling through "Dick and Jane."<text:span text:style-name="T1">Exceptional,doing what others can’t.Being different.</text:span></text:p>
      <text:p text:style-name="P9"/>
      <text:p text:style-name="P2">I read books late into</text:p>
      <text:p text:style-name="P2">the night, until I could barely keep my eyes open <text:span text:style-name="T1">Dilligence,</text:span><text:span text:style-name="T2">doing beyond expectation</text:span></text:p>
      <text:p text:style-name="P10"/>
      <text:p text:style-name="P3">He read everywhere <text:span text:style-name="T1">Consistency</text:span></text:p>
      <text:p text:style-name="P11"/>
      <text:p text:style-name="P11">He loved reading...did what he loved</text:p>
      <text:p text:style-name="P11"/>
      <text:p text:style-name="P12">KFC COLONEL</text:p>
      <text:p text:style-name="P12"/>
      <text:p text:style-name="P4">ut the fast-food icon was a real person who followed an unlikely path to creating a multibillion-dollar international company. <text:span text:style-name="T3">Did something different</text:span></text:p>
      <text:p text:style-name="P14"/>
      <text:p text:style-name="P4"><text:span text:style-name="T6">The real Col. Sanders was an entrepreneur who didn't become a professional chef until he was 40, </text:span><text:a xlink:type="simple" xlink:href="http://www.businessinsider.com/24-people-who-became-highly-successful-after-age-40-2015-6" text:style-name="Internet_20_link" text:visited-style-name="Visited_20_Internet_20_Link"><text:span text:style-name="T6">didn't franchise Kentucky Fried Chicken until he was 62</text:span></text:a><text:span text:style-name="T6">, and didn't become an icon until after he sold his company at 75. </text:span><text:span text:style-name="T3"><text:s/>consistency.He didnt quit</text:span></text:p>
      <text:p text:style-name="P14"/>
      <text:p text:style-name="P4"><text:span text:style-name="T6">"If you were a franchisee turning out perfect gravy but making very little money for the company and I was a franchisee making lots of money for the company but serving gravy that was merely excellent, the Colonel would think that you were great and I was a bum," </text:span><text:span text:style-name="T4">passion for cooking was the motivation,not the money</text:span></text:p>
      <text:p text:style-name="P15"/>
      <text:p text:style-name="P17"><text:span text:style-name="T7">According to a </text:span><text:a xlink:type="simple" xlink:href="http://www.newyorker.com/magazine/1970/02/14/kentucky-fried" text:style-name="Internet_20_link" text:visited-style-name="Visited_20_Internet_20_Link"><text:span text:style-name="T7">1970 New Yorker profile by William Whitworth</text:span></text:a><text:span text:style-name="T7">, as well as biographies from </text:span><text:a xlink:type="simple" xlink:href="http://www.biography.com/people/colonel-harland-sanders-12353545" text:style-name="Internet_20_link" text:visited-style-name="Visited_20_Internet_20_Link"><text:span text:style-name="T7">Bio</text:span></text:a><text:span text:style-name="T7"> and </text:span><text:a xlink:type="simple" xlink:href="http://www.uh.edu/hilton-college/About/Hospitality-Industry-Hall-of-Honor/Inductees/Colonel-Harland-Sanders%20/" text:style-name="Internet_20_link" text:visited-style-name="Visited_20_Internet_20_Link"><text:span text:style-name="T7">the University of Houston</text:span></text:a><text:span text:style-name="T7">, here are the highlights of the Colonel's remarkable rise to success. </text:span></text:p>
      <text:p text:style-name="Text_20_body"><text:span text:style-name="T5">Harland Sanders was born in 1890 and grew up on a farm in Indiana. When he was 6 years old, Sanders' father died, leaving him to take care of his younger brother and sister while his mom spent long days working. One of these responsibilities was feeding his siblings, and by age 7 he was already a decent cook, </text:span><text:a xlink:type="simple" xlink:href="http://www.newyorker.com/magazine/1970/02/14/kentucky-fried" text:style-name="Internet_20_link" text:visited-style-name="Visited_20_Internet_20_Link">according to the New Yorker</text:a><text:span text:style-name="T5">. </text:span></text:p>
      <text:p text:style-name="P16">His mom remarried when he was 12. Because his new stepfather didn't like the boys around, Sanders' brother was sent to live with an aunt while he was sent to work on a farm about 80 miles away. </text:p>
      <text:p text:style-name="P16"><text:soft-page-break/>Sanders soon realized he would rather work all day than go to school, so he dropped out in the seventh grade. <text:span text:style-name="T4">Humbled and troubled background</text:span></text:p>
      <text:p text:style-name="P18"/>
      <text:p text:style-name="P13">GRADUATION</text:p>
      <text:p text:style-name="P13"/>
      <text:p text:style-name="P5">Description of angelous school<text:span text:style-name="T1">.Shows humble beginning</text:span></text:p>
      <text:p text:style-name="P6">Where angelou schooled was a negro school which was less prevelliged than the central schools(white). <text:span text:style-name="T1">No <text:s/>escuses</text:span></text:p>
      <text:p text:style-name="P19"/>
      <text:p text:style-name="P7">Maya Angelou was black. He experienced a lot of marginalization and ridicule<text:span text:style-name="T1">….Against all od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7:56:32.219679130</meta:creation-date>
    <dc:date>2016-08-25T06:14:09.062185453</dc:date>
    <meta:editing-duration>PT48M44S</meta:editing-duration>
    <meta:editing-cycles>3</meta:editing-cycles>
    <meta:generator>LibreOffice/5.1.2.2$Linux_X86_64 LibreOffice_project/10m0$Build-2</meta:generator>
    <meta:document-statistic meta:table-count="0" meta:image-count="0" meta:object-count="0" meta:page-count="2" meta:paragraph-count="29" meta:word-count="494" meta:character-count="2927" meta:non-whitespace-character-count="2457"/>
  </office:meta>
</office:document-meta>
</file>